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52" officeooo:paragraph-rsid="000fd052"/>
    </style:style>
    <style:style style:name="P2" style:family="paragraph" style:parent-style-name="Standard">
      <style:text-properties officeooo:rsid="000fd052" officeooo:paragraph-rsid="0010b4e5"/>
    </style:style>
    <style:style style:name="P3" style:family="paragraph" style:parent-style-name="Standard">
      <style:text-properties officeooo:rsid="000fd052" officeooo:paragraph-rsid="00119f94"/>
    </style:style>
    <style:style style:name="P4" style:family="paragraph" style:parent-style-name="Standard">
      <style:text-properties officeooo:rsid="000fd052" officeooo:paragraph-rsid="0014f77a"/>
    </style:style>
    <style:style style:name="T1" style:family="text">
      <style:text-properties officeooo:rsid="0010b4e5"/>
    </style:style>
    <style:style style:name="T2" style:family="text">
      <style:text-properties officeooo:rsid="00119f94"/>
    </style:style>
    <style:style style:name="T3" style:family="text">
      <style:text-properties officeooo:rsid="0014f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 file.</text:p>
      <text:p text:style-name="P1"/>
      <text:p text:style-name="P2">This is test<text:span text:style-name="T1">1 </text:span>file </text:p>
      <text:p text:style-name="P2"/>
      <text:p text:style-name="P3">This is test<text:span text:style-name="T2">2</text:span><text:span text:style-name="T1"> </text:span>file ----</text:p>
      <text:p text:style-name="P3"/>
      <text:p text:style-name="P4">This is test<text:span text:style-name="T3">3</text:span><text:span text:style-name="T1"> </text:span>file 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23:42.864753239</meta:creation-date>
    <dc:date>2020-06-17T16:47:53.743326964</dc:date>
    <meta:editing-duration>PT1M22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1" meta:paragraph-count="4" meta:word-count="18" meta:character-count="83" meta:non-whitespace-character-count="68"/>
  </office:meta>
</office:document-meta>
</file>